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niorto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React Native App Powered by Proskomma</text:p>
            <text:p/>
            <text:p>by Imad HAMZI and Mark HOWE</text:p>
            <text:p/>
            <text:p>14<text:span text:style-name="T1">th</text:span> July 202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skomma Everywhere?</text:p>
          </draw:text-box>
        </draw:frame>
        <draw:frame presentation:style-name="pr4" draw:layer="layout" svg:width="25.199cm" svg:height="9.134cm" svg:x="1.27cm" svg:y="3.556cm" presentation:class="outline" presentation:user-transformed="true">
          <draw:text-box>
            <text:list text:style-name="L3">
              <text:list-item>
                <text:p>in a Browser</text:p>
              </text:list-item>
              <text:list-item>
                <text:p>CLI (Node)</text:p>
              </text:list-item>
              <text:list-item>
                <text:p>Web Server (Node Express)</text:p>
              </text:list-item>
              <text:list-item>
                <text:p>Desktop App (Electronite/Chaliki)</text:p>
              </text:list-item>
              <text:list-item>
                <text:p>Mobile Devic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w similar is React Native to React JS?</text:p>
              </text:list-item>
              <text:list-item>
                <text:p>What does React Native development look like?</text:p>
              </text:list-item>
              <text:list-item>
                <text:p>Can Proskomma run in a mobile environment?</text:p>
              </text:list-item>
              <text:list-item>
                <text:p>What does that look lik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velopment by Imad HAMZI</text:p>
                <text:list>
                  <text:list-item>
                    <text:p>First programming project!</text:p>
                  </text:list-item>
                  <text:list-item>
                    <text:p>6 weeks</text:p>
                  </text:list-item>
                </text:list>
              </text:list-item>
              <text:list-item>
                <text:p>Basic browse/search functionality</text:p>
                <text:list>
                  <text:list-item>
                    <text:p>5 New Testament texts in 4 languages</text:p>
                  </text:list-item>
                </text:list>
              </text:list-item>
              <text:list-item>
                <text:p>Serverl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/>
                <text:p text:style-name="P2"/>
                <text:p text:style-name="P2">&lt;Insert Demo Here&gt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swers – React N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lmost everything works just like React JS</text:p>
              </text:list-item>
              <text:list-item>
                <text:p>Main difference is RCL</text:p>
              </text:list-item>
              <text:list-item>
                <text:p>CSS typos can crash your app!</text:p>
              </text:list-item>
              <text:list-item>
                <text:p>Expo is easy for hello world but</text:p>
              </text:list-item>
              <text:list-item>
                <text:p>“Raw” React Native is better for complex apps</text:p>
              </text:list-item>
              <text:list-item>
                <text:p>Web emulation is poor</text:p>
              </text:list-item>
              <text:list-item>
                <text:p>Phone emulation is quite good but</text:p>
              </text:list-item>
              <text:list-item>
                <text:p>Still need to test on a real device</text:p>
              </text:list-item>
              <text:list-item>
                <text:p>Android vers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swers - Proskom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skomma works well on Android</text:p>
              </text:list-item>
              <text:list-item>
                <text:p>C dependencies need to be optional</text:p>
              </text:list-item>
              <text:list-item>
                <text:p>Loading succinct JSON is quite performant</text:p>
              </text:list-item>
              <text:list-item>
                <text:p>Browsing is quite performant</text:p>
              </text:list-item>
              <text:list-item>
                <text:p>Search currently isn’t, but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swers – Proskomma 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urrently searching one book at a time</text:p>
              </text:list-item>
              <text:list-item>
                <text:p>∴ all books always searched</text:p>
              </text:list-item>
              <text:list-item>
                <text:p>Use bit arrays to filter books before search</text:p>
              </text:list-item>
              <text:list-item>
                <text:p>Try (harder) to display results as they are found</text:p>
              </text:list-item>
              <text:list-item>
                <text:p>Lazy search (pause after first X results foun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oni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other, untested, mobile React framework</text:p>
              </text:list-item>
              <text:list-item>
                <text:p>+ Relatively mature (based on Cordova)</text:p>
              </text:list-item>
              <text:list-item>
                <text:p>+ Supports Progressive Apps</text:p>
              </text:list-item>
              <text:list-item>
                <text:p>+ Supports more platforms</text:p>
              </text:list-item>
              <text:list-item>
                <text:p>- Web View (but Native work in progress)</text:p>
              </text:list-item>
              <text:list-item>
                <text:p>- Freemium model (eg for Native RCL)</text:p>
              </text:list-item>
              <text:list-item>
                <text:p>- Bigger, slower ap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1:44:40.326444641</meta:creation-date>
    <meta:generator>LibreOffice/6.4.7.2$Linux_X86_64 LibreOffice_project/40$Build-2</meta:generator>
    <dc:date>2021-07-14T12:16:47.049555734</dc:date>
    <meta:editing-duration>PT6M39S</meta:editing-duration>
    <meta:editing-cycles>1</meta:editing-cycles>
    <meta:document-statistic meta:object-count="56"/>
  </office:meta>
</office:document-meta>
</file>